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7">
      <style:table-cell-properties style:vertical-align="middle"/>
    </style:style>
    <style:style style:name="ce15" style:family="table-cell" style:parent-style-name="Default" style:data-style-name="N57">
      <style:table-cell-properties fo:border="thin solid #000000" style:vertical-align="middle"/>
    </style:style>
    <style:style style:name="ce16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58">
      <style:table-cell-properties style:vertical-align="middle" style:cell-protect="none"/>
    </style:style>
    <style:style style:name="ce2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6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9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5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9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Data_sheet.AF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3">
            <text:p>Interim managers</text:p>
          </table:table-cell>
          <table:covered-table-cell/>
          <table:table-cell office:value-type="string" table:number-columns-spanned="2" table:number-rows-spanned="1" table:style-name="ce43">
            <text:p>Specialist Contractors</text:p>
          </table:table-cell>
          <table:covered-table-cell/>
          <table:table-cell office:value-type="string" table:number-columns-spanned="2" table:number-rows-spanned="1" table:style-name="ce43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7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93" table:style-name="ce62">
            <text:p>93</text:p>
          </table:table-cell>
          <table:table-cell office:value-type="float" office:value="91.06" table:style-name="ce24">
            <text:p>91.1</text:p>
          </table:table-cell>
          <table:table-cell office:value-type="float" office:value="270" table:style-name="ce65">
            <text:p>270</text:p>
          </table:table-cell>
          <table:table-cell office:value-type="float" office:value="260.54000000000002" table:style-name="ce24">
            <text:p>260.5</text:p>
          </table:table-cell>
          <table:table-cell office:value-type="float" office:value="787" table:style-name="ce86">
            <text:p>787</text:p>
          </table:table-cell>
          <table:table-cell office:value-type="float" office:value="771.11" table:style-name="ce24">
            <text:p>771.1</text:p>
          </table:table-cell>
          <table:table-cell office:value-type="float" office:value="1524" table:style-name="ce87">
            <text:p>1524</text:p>
          </table:table-cell>
          <table:table-cell office:value-type="float" office:value="1478.4899999999998" table:style-name="ce24">
            <text:p>1,478.5</text:p>
          </table:table-cell>
          <table:table-cell office:value-type="float" office:value="106" table:style-name="ce88">
            <text:p>106</text:p>
          </table:table-cell>
          <table:table-cell office:value-type="float" office:value="102.99000000000001" table:style-name="ce66">
            <text:p>103.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2780" table:style-name="ce6">
            <text:p>2,780</text:p>
          </table:table-cell>
          <table:table-cell office:value-type="float" office:value="2704.1899999999996" table:style-name="ce26">
            <text:p>2,704.2</text:p>
          </table:table-cell>
          <table:table-cell office:value-type="float" office:value="29" table:style-name="ce58">
            <text:p>29</text:p>
          </table:table-cell>
          <table:table-cell office:value-type="float" office:value="29" table:style-name="ce59">
            <text:p>29.0</text:p>
          </table:table-cell>
          <table:table-cell office:value-type="string" table:style-name="ce60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29">
            <text:p>29.0</text:p>
          </table:table-cell>
          <table:table-cell office:value-type="float" office:value="2809" table:style-name="ce8">
            <text:p>2,809</text:p>
          </table:table-cell>
          <table:table-cell office:value-type="float" office:value="2733.1899999999996" table:style-name="ce27">
            <text:p>2,733.2</text:p>
          </table:table-cell>
          <table:table-cell office:value-type="currency" office:value="10548408.369999999" table:style-name="ce15">
            <text:p>£10,548,408.37</text:p>
          </table:table-cell>
          <table:table-cell office:value-type="currency" office:value="162.16" table:style-name="ce15">
            <text:p>£162.16</text:p>
          </table:table-cell>
          <table:table-cell office:value-type="string" table:style-name="ce84">
            <text:p>NIL</text:p>
          </table:table-cell>
          <table:table-cell office:value-type="currency" office:value="60487.649999999994" table:style-name="ce15">
            <text:p>£60,487.65</text:p>
          </table:table-cell>
          <table:table-cell office:value-type="currency" office:value="2869634.74" table:style-name="ce15">
            <text:p>£2,869,634.74</text:p>
          </table:table-cell>
          <table:table-cell office:value-type="currency" office:value="989600.12" table:style-name="ce14">
            <text:p>£989,600.12</text:p>
          </table:table-cell>
          <table:table-cell office:value-type="currency" office:value="14468293.039999999" table:style-name="ce9">
            <text:p>£14,468,293.04</text:p>
          </table:table-cell>
          <table:table-cell office:value-type="currency" office:value="122421.65000000002" table:style-name="ce79">
            <text:p>£122,421.65</text:p>
          </table:table-cell>
          <table:table-cell office:value-type="string" table:style-name="ce85">
            <text:p>NIL</text:p>
          </table:table-cell>
          <table:table-cell office:value-type="currency" office:value="122421.65000000002" table:style-name="ce10">
            <text:p>£122,421.65</text:p>
          </table:table-cell>
          <table:table-cell office:value-type="currency" office:value="14590714.689999999" table:style-name="ce11">
            <text:p>£14,590,714.69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10" table:style-name="ce74">
            <text:p>10</text:p>
          </table:table-cell>
          <table:table-cell office:value-type="float" office:value="6" table:style-name="ce75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8">
            <text:p>6.00</text:p>
          </table:table-cell>
          <table:table-cell office:value-type="string" table:style-name="ce80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2">
            <text:p>NIL</text:p>
          </table:table-cell>
          <table:table-cell office:value-type="string" table:style-name="ce82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9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72">
            <text:p>Executive Non-Departmental Public Body</text:p>
          </table:table-cell>
          <table:table-cell office:value-type="string" table:style-name="ce71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3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2">
            <text:p>NIL</text:p>
          </table:table-cell>
          <table:table-cell office:value-type="string" table:style-name="ce82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19-06-18T09:12:05Z</meta:creation-date>
    <dc:date>2019-06-18T09:12:20Z</dc:date>
  </office:meta>
</office:document-meta>
</file>